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083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771cm"/>
    </style:style>
    <style:style style:name="co16" style:family="table-column">
      <style:table-column-properties fo:break-before="auto" style:column-width="1.295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2.281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2.558cm"/>
    </style:style>
    <style:style style:name="co21" style:family="table-column">
      <style:table-column-properties fo:break-before="auto" style:column-width="0.748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0.002cm solid #000000" fo:border-left="none" fo:border-right="none" fo:border-top="none"/>
    </style:style>
    <style:style style:name="ce30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18" table:default-cell-style-name="ce1"/>
        <table:table-column table:style-name="co13" table:default-cell-style-name="ce1"/>
        <table:table-column table:style-name="co8" table:number-columns-repeated="9" table:default-cell-style-name="ce1"/>
        <table:table-column table:style-name="co14" table:default-cell-style-name="ce1"/>
        <table:table-column table:style-name="co8" table:number-columns-repeated="9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5" table:number-columns-repeated="18" table:default-cell-style-name="ce1"/>
        <table:table-column table:style-name="co1" table:number-columns-repeated="865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1)">
            <text:p>1 item (31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42">
            <text:p>max=242</text:p>
          </table:table-cell>
          <table:table-cell table:number-columns-repeated="29"/>
          <table:table-cell table:formula="of:=[.$H$2]" office:value-type="string" office:string-value="max=242">
            <text:p>max=242</text:p>
          </table:table-cell>
          <table:table-cell table:number-columns-repeated="5"/>
          <table:table-cell table:formula="of:=CONCATENATE(&quot;max=&quot;;MAX([.AR4:.CU37]))" office:value-type="string" office:string-value="max=235">
            <text:p>max=235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41cm" draw:caption-point-x="7.088cm" draw:caption-point-y="-8.253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V4:.ED34]))" office:value-type="string" office:string-value="max=105">
            <text:p>max=105</text:p>
          </table:table-cell>
          <table:table-cell table:number-columns-repeated="35"/>
          <table:table-cell table:formula="of:=CONCATENATE(&quot;max=&quot;;MAX([.EF4:.FC26]))" office:value-type="string" office:string-value="max=19">
            <text:p>max=19</text:p>
          </table:table-cell>
          <table:table-cell table:number-columns-repeated="888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55"/>
          <table:table-cell office:value-type="string">
            <text:p>4 items</text:p>
          </table:table-cell>
          <table:table-cell table:number-columns-repeated="24"/>
          <table:table-cell office:value-type="string">
            <text:p>aaa</text:p>
          </table:table-cell>
          <table:table-cell table:number-columns-repeated="10"/>
          <table:table-cell office:value-type="string">
            <text:p>5 items</text:p>
          </table:table-cell>
          <table:table-cell table:number-columns-repeated="88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8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7" office:value-type="string">
            <text:p>X</text:p>
          </table:table-cell>
          <table:table-cell table:style-name="ce38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7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8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8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8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8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8" office:value-type="float" office:value="216">
            <text:p>21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G</text:p>
          </table:table-cell>
          <table:table-cell table:style-name="ce22" office:value-type="string">
            <text:p>L</text:p>
          </table:table-cell>
          <table:table-cell table:style-name="ce38" office:value-type="float" office:value="197">
            <text:p>19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1</text:p>
          </table:table-cell>
          <table:table-cell table:style-name="ce22" office:value-type="string">
            <text:p>D1</text:p>
          </table:table-cell>
          <table:table-cell table:style-name="ce38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8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8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8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8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7" office:value-type="string">
            <text:p>X</text:p>
          </table:table-cell>
          <table:table-cell table:style-name="ce38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7" office:value-type="string">
            <text:p>T</text:p>
          </table:table-cell>
          <table:table-cell table:style-name="ce38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7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8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8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8" office:value-type="float" office:value="96">
            <text:p>9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G</text:p>
          </table:table-cell>
          <table:table-cell table:style-name="ce22" office:value-type="string">
            <text:p>L</text:p>
          </table:table-cell>
          <table:table-cell table:style-name="ce37" office:value-type="string">
            <text:p>X</text:p>
          </table:table-cell>
          <table:table-cell table:style-name="ce38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7" office:value-type="string">
            <text:p>T</text:p>
          </table:table-cell>
          <table:table-cell table:style-name="ce38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7" office:value-type="string">
            <text:p>U</text:p>
          </table:table-cell>
          <table:table-cell table:style-name="ce38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7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65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1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1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1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1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1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1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1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8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28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8" office:value-type="float" office:value="217">
            <text:p>21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/>
          <table:table-cell table:style-name="ce23" table:number-columns-repeated="3"/>
          <table:table-cell table:style-name="ce20" office:value-type="float" office:value="104">
            <text:p>10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38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8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8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V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DA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8" office:value-type="float" office:value="97">
            <text:p>97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38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8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8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EF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65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1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1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1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1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1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1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1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8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28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8" office:value-type="float" office:value="218">
            <text:p>21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/>
          <table:table-cell table:style-name="ce23" table:number-columns-repeated="3"/>
          <table:table-cell table:style-name="ce20" office:value-type="float" office:value="105">
            <text:p>10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38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8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8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V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DA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8" office:value-type="float" office:value="98">
            <text:p>98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38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8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8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65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1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1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1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1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1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1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1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1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8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28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8" office:value-type="float" office:value="219">
            <text:p>21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/>
          <table:table-cell table:style-name="ce23" table:number-columns-repeated="3"/>
          <table:table-cell table:style-name="ce20" office:value-type="float" office:value="106">
            <text:p>10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38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8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8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V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DA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8" office:value-type="float" office:value="99">
            <text:p>99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38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65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1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1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1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1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1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1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1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8" office:value-type="float" office:value="108">
            <text:p>108</text:p>
          </table:table-cell>
          <table:table-cell table:style-name="ce32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8" office:value-type="float" office:value="220">
            <text:p>22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/>
          <table:table-cell table:style-name="ce23" table:number-columns-repeated="3"/>
          <table:table-cell table:style-name="ce20" office:value-type="float" office:value="107">
            <text:p>10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38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8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V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DA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38" office:value-type="float" office:value="100">
            <text:p>100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1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1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1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1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1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1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8" office:value-type="float" office:value="109">
            <text:p>109</text:p>
          </table:table-cell>
          <table:table-cell table:style-name="ce32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8" office:value-type="float" office:value="221">
            <text:p>22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/>
          <table:table-cell table:style-name="ce23" table:number-columns-repeated="3"/>
          <table:table-cell table:style-name="ce20" office:value-type="float" office:value="108">
            <text:p>10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207">
            <text:p>207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38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V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DA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38" office:value-type="float" office:value="101">
            <text:p>101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1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1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1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1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1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1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110">
            <text:p>110</text:p>
          </table:table-cell>
          <table:table-cell table:style-name="ce32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8" office:value-type="float" office:value="222">
            <text:p>22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/>
          <table:table-cell table:style-name="ce23" table:number-columns-repeated="3"/>
          <table:table-cell table:style-name="ce20" office:value-type="float" office:value="109">
            <text:p>10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8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V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DA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1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1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1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8" office:value-type="float" office:value="235">
            <text:p>235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8" office:value-type="float" office:value="231">
            <text:p>231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8" office:value-type="float" office:value="111">
            <text:p>111</text:p>
          </table:table-cell>
          <table:table-cell table:style-name="ce32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8" office:value-type="float" office:value="223">
            <text:p>22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0" office:value-type="float" office:value="110">
            <text:p>11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8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43" office:value-type="float" office:value="209">
            <text:p>20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 table:formula="of:=[.CV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DA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1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1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1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2">
            <text:p>112</text:p>
          </table:table-cell>
          <table:table-cell table:style-name="ce32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8" office:value-type="float" office:value="224">
            <text:p>22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0" office:value-type="float" office:value="111">
            <text:p>11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8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V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DA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1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1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1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3">
            <text:p>113</text:p>
          </table:table-cell>
          <table:table-cell table:style-name="ce32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8" office:value-type="float" office:value="225">
            <text:p>22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0" office:value-type="float" office:value="112">
            <text:p>11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205">
            <text:p>205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 office:value-type="float" office:value="210">
            <text:p>2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38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V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DA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1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1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1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8" office:value-type="float" office:value="236">
            <text:p>236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9"/>
          <table:table-cell table:style-name="ce31"/>
          <table:table-cell table:style-name="ce23"/>
          <table:table-cell table:style-name="ce28" office:value-type="float" office:value="232">
            <text:p>232</text:p>
          </table:table-cell>
          <table:table-cell table:style-name="ce24" office:value-type="string">
            <text:p>C1</text:p>
          </table:table-cell>
          <table:table-cell table:style-name="ce24" office:value-type="string">
            <text:p>D1</text:p>
          </table:table-cell>
          <table:table-cell table:style-name="ce28" office:value-type="float" office:value="114">
            <text:p>114</text:p>
          </table:table-cell>
          <table:table-cell table:style-name="ce32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8" office:value-type="float" office:value="226">
            <text:p>22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13">
            <text:p>11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 office:value-type="float" office:value="211">
            <text:p>211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office:value-type="float" office:value="208">
            <text:p>20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V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DA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1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1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1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1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 office:value-type="float" office:value="233">
            <text:p>233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8" office:value-type="float" office:value="115">
            <text:p>115</text:p>
          </table:table-cell>
          <table:table-cell table:style-name="ce32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8" office:value-type="float" office:value="227">
            <text:p>22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14">
            <text:p>11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 office:value-type="float" office:value="212">
            <text:p>212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V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DA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1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1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1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1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1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6">
            <text:p>116</text:p>
          </table:table-cell>
          <table:table-cell table:style-name="ce32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8" office:value-type="float" office:value="228">
            <text:p>22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15">
            <text:p>115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43" office:value-type="float" office:value="206">
            <text:p>206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213">
            <text:p>213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V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DA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1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1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1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1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1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236">
            <text:p>236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7">
            <text:p>117</text:p>
          </table:table-cell>
          <table:table-cell table:style-name="ce32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8" office:value-type="float" office:value="229">
            <text:p>2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214">
            <text:p>214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V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DA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1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1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1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1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1"/>
          <table:table-cell table:style-name="ce23" office:value-type="string">
            <text:p>Z</text:p>
          </table:table-cell>
          <table:table-cell table:style-name="ce28" office:value-type="float" office:value="237">
            <text:p>237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8">
            <text:p>118</text:p>
          </table:table-cell>
          <table:table-cell table:style-name="ce32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8" office:value-type="float" office:value="230">
            <text:p>23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215">
            <text:p>215</text:p>
          </table:table-cell>
          <table:table-cell table:style-name="ce23" table:number-columns-repeated="2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V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DA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1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1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1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9">
            <text:p>119</text:p>
          </table:table-cell>
          <table:table-cell table:style-name="ce32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8" office:value-type="float" office:value="231">
            <text:p>23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V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DA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103">
            <text:p>10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1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1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1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20">
            <text:p>120</text:p>
          </table:table-cell>
          <table:table-cell table:style-name="ce32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8" office:value-type="float" office:value="232">
            <text:p>23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V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DA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104">
            <text:p>10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1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1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21">
            <text:p>121</text:p>
          </table:table-cell>
          <table:table-cell table:style-name="ce32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8" office:value-type="float" office:value="233">
            <text:p>23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V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DA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105">
            <text:p>105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22">
            <text:p>122</text:p>
          </table:table-cell>
          <table:table-cell table:style-name="ce32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202">
            <text:p>202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8" office:value-type="float" office:value="234">
            <text:p>23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4">
            <text:p>204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43" table:formula="of:=[.CV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5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8" office:value-type="float" office:value="239">
            <text:p>239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8" office:value-type="float" office:value="238">
            <text:p>238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23">
            <text:p>123</text:p>
          </table:table-cell>
          <table:table-cell table:style-name="ce32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8" office:value-type="float" office:value="235">
            <text:p>235</text:p>
          </table:table-cell>
          <table:table-cell table:style-name="ce23"/>
          <table:table-cell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number-columns-repeated="2"/>
          <table:table-cell table:style-name="ce43" office:value-type="float" office:value="203">
            <text:p>203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5"/>
          <table:table-cell table:style-name="ce20"/>
          <table:table-cell table:style-name="ce23"/>
          <table:table-cell/>
          <table:table-cell table:style-name="ce35"/>
          <table:table-cell table:style-name="ce20"/>
          <table:table-cell table:style-name="ce23"/>
          <table:table-cell/>
          <table:table-cell table:style-name="ce35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5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4">
            <text:p>124</text:p>
          </table:table-cell>
          <table:table-cell table:style-name="ce32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5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5">
            <text:p>125</text:p>
          </table:table-cell>
          <table:table-cell table:style-name="ce32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9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5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6">
            <text:p>126</text:p>
          </table:table-cell>
          <table:table-cell table:style-name="ce32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9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5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7">
            <text:p>127</text:p>
          </table:table-cell>
          <table:table-cell table:style-name="ce32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9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EF$2]" office:value-type="string" office:string-value="max=19">
            <text:p>max=19</text:p>
          </table:table-cell>
          <table:table-cell table:number-columns-repeated="877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8">
            <text:p>128</text:p>
          </table:table-cell>
          <table:table-cell table:style-name="ce32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1">
            <text:p>201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9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83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0">
            <text:p>200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formula="of:=[.$EF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0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240">
            <text:p>240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97">
            <text:p>197</text:p>
          </table:table-cell>
          <table:table-cell table:style-name="ce32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99">
            <text:p>19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0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241">
            <text:p>241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5" table:number-columns-repeated="21"/>
          <table:table-cell table:style-name="ce28"/>
          <table:table-cell table:style-name="ce32"/>
          <table:table-cell table:style-name="ce34"/>
          <table:table-cell table:style-name="ce28" office:value-type="float" office:value="198">
            <text:p>198</text:p>
          </table:table-cell>
          <table:table-cell table:style-name="ce32"/>
          <table:table-cell table:style-name="ce24" office:value-type="string">
            <text:p>B1</text:p>
          </table:table-cell>
          <table:table-cell table:style-name="ce43" office:value-type="float" office:value="198">
            <text:p>19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0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242">
            <text:p>242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5" table:number-columns-repeated="24"/>
          <table:table-cell table:style-name="ce28"/>
          <table:table-cell table:style-name="ce32"/>
          <table:table-cell table:style-name="ce34"/>
          <table:table-cell table:style-name="ce28" office:value-type="float" office:value="199">
            <text:p>199</text:p>
          </table:table-cell>
          <table:table-cell table:style-name="ce32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0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 office:value-type="float" office:value="230">
            <text:p>230</text:p>
          </table:table-cell>
          <table:table-cell table:style-name="ce25"/>
          <table:table-cell table:style-name="ce24" office:value-type="string">
            <text:p>E1</text:p>
          </table:table-cell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83"/>
        </table:table-row>
        <table:table-row table:style-name="ro2">
          <table:table-cell office:value-type="float" office:value="31">
            <text:p>31</text:p>
          </table:table-cell>
          <table:table-cell table:style-name="ce2" office:value-type="string">
            <text:p>E1</text:p>
          </table:table-cell>
          <table:table-cell table:style-name="ce7" office:value-type="string">
            <text:p>熊笹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28" office:value-type="float" office:value="234">
            <text:p>234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83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28"/>
          <table:table-cell table:style-name="ce32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V$2]" office:value-type="string" office:string-value="max=105">
            <text:p>max=105</text:p>
          </table:table-cell>
          <table:table-cell/>
          <table:table-cell table:formula="of:=[.$EF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83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28"/>
          <table:table-cell table:style-name="ce32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V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83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28"/>
          <table:table-cell table:style-name="ce32"/>
          <table:table-cell table:style-name="ce34"/>
          <table:table-cell table:style-name="ce44"/>
          <table:table-cell table:style-name="ce26"/>
          <table:table-cell table:style-name="ce29"/>
          <table:table-cell table:style-name="ce26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ce41"/>
          <table:table-cell table:style-name="ce39"/>
          <table:table-cell table:style-name="ce26" table:number-columns-repeated="2"/>
          <table:table-cell table:style-name="ce41"/>
          <table:table-cell table:style-name="ce39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83"/>
        </table:table-row>
        <table:table-row table:style-name="ro2">
          <table:table-cell table:formula="of:=[.A2]" office:value-type="string" office:string-value="1 item (31)">
            <text:p>1 item (31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9" table:number-columns-repeated="27"/>
          <table:table-cell table:style-name="ce39"/>
          <table:table-cell table:style-name="ce40"/>
          <table:table-cell table:style-name="ce41"/>
          <table:table-cell table:style-name="ce39"/>
          <table:table-cell table:style-name="ce40"/>
          <table:table-cell table:style-name="ce41"/>
          <table:table-cell table:style-name="ce45" table:formula="of:=[.$AR$2]" office:value-type="string" office:string-value="max=235">
            <text:p>max=235</text:p>
          </table:table-cell>
          <table:table-cell table:style-name="ce26"/>
          <table:table-cell table:style-name="ce29"/>
          <table:table-cell table:style-name="ce26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ce41"/>
          <table:table-cell table:style-name="ce39"/>
          <table:table-cell table:style-name="ce26" table:number-columns-repeated="2"/>
          <table:table-cell table:style-name="ce41"/>
          <table:table-cell table:style-name="ce45" table:formula="of:=[.$AR$2]" office:value-type="string" office:string-value="max=235">
            <text:p>max=235</text:p>
          </table:table-cell>
          <table:table-cell table:style-name="ce26" table:number-columns-repeated="2"/>
          <table:table-cell table:style-name="ce41"/>
          <table:table-cell table:style-name="ce20" table:formula="of:=[.CV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83"/>
        </table:table-row>
        <table:table-row table:style-name="ro2">
          <table:table-cell table:number-columns-repeated="7"/>
          <table:table-cell table:formula="of:=[.$H$2]" office:value-type="string" office:string-value="max=242">
            <text:p>max=242</text:p>
          </table:table-cell>
          <table:table-cell table:style-name="ce26" table:number-columns-repeated="2"/>
          <table:table-cell table:style-name="ce29" table:number-columns-repeated="27"/>
          <table:table-cell table:style-name="ce39"/>
          <table:table-cell table:style-name="ce40"/>
          <table:table-cell table:style-name="ce41"/>
          <table:table-cell table:formula="of:=[.$H$2]" office:value-type="string" office:string-value="max=242">
            <text:p>max=242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/>
          <table:table-cell table:style-name="ce29"/>
          <table:table-cell table:style-name="ce26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ce41"/>
          <table:table-cell table:style-name="ce39"/>
          <table:table-cell table:style-name="ce26" table:number-columns-repeated="2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 table:number-columns-repeated="2"/>
          <table:table-cell table:style-name="ce41"/>
          <table:table-cell table:style-name="ce20" table:formula="of:=[.CV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3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5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3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74cm" draw:caption-point-x="-0.61cm" draw:caption-point-y="1.528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30" office:value-type="float" office:value="5" table:number-columns-spanned="3" table:number-rows-spanned="1">
            <text:p>5</text:p>
          </table:table-cell>
          <table:covered-table-cell table:number-columns-repeated="2" table:style-name="ce33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1.674cm" draw:caption-point-x="-0.61cm" draw:caption-point-y="1.528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30" office:value-type="float" office:value="5" table:number-columns-spanned="3" table:number-rows-spanned="1">
            <text:p>5</text:p>
          </table:table-cell>
          <table:covered-table-cell table:number-columns-repeated="2" table:style-name="ce33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EF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0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0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0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0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3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table:formula="of:=[.$EF$3]" office:value-type="string" office:string-value="5 items" table:number-columns-spanned="3" table:number-rows-spanned="1">
            <office:annotation draw:style-name="gr2" draw:text-style-name="P2" svg:width="2.899cm" svg:height="0.669cm" svg:x="126.079cm" svg:y="24.565cm" draw:caption-point-x="-0.61cm" draw:caption-point-y="1.528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30" office:value-type="float" office:value="9" table:number-columns-spanned="3" table:number-rows-spanned="1">
            <text:p>9</text:p>
          </table:table-cell>
          <table:covered-table-cell table:number-columns-repeated="2" table:style-name="ce3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78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30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78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83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3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3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7.456cm" draw:caption-point-x="-0.61cm" draw:caption-point-y="1.528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30" office:value-type="string" table:number-columns-spanned="3" table:number-rows-spanned="1">
            <text:p>6 spoons</text:p>
          </table:table-cell>
          <table:covered-table-cell table:number-columns-repeated="2" table:style-name="ce33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V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83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3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V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3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V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3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3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883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31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7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number-columns-repeated="36"/>
          <table:table-cell table:style-name="ce20"/>
          <table:table-cell table:style-name="ce23" table:number-columns-repeated="5"/>
          <table:table-cell table:number-columns-repeated="883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V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20"/>
          <table:table-cell table:style-name="ce23" table:number-columns-repeated="5"/>
          <table:table-cell table:number-columns-repeated="883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7" table:formula="of:=[.$EF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78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table:formula="of:=[.CV60]+1" office:value-type="float" office:value="2">
            <text:p>2</text:p>
          </table:table-cell>
          <table:table-cell table:style-name="ce23" table:number-columns-repeated="6"/>
          <table:table-cell table:number-columns-repeated="29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78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0"/>
          <table:table-cell table:style-name="ce20" table:formula="of:=[.CV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9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883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86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883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87"/>
          <table:table-cell table:style-name="ce19" table:formula="of:=[.$CV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30" office:value-type="float" office:value="7" table:number-columns-spanned="2" table:number-rows-spanned="1">
            <text:p>7</text:p>
          </table:table-cell>
          <table:covered-table-cell table:style-name="ce3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6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83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5"/>
          <table:table-cell table:number-columns-repeated="27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5.55cm" draw:caption-point-x="-0.61cm" draw:caption-point-y="1.528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30" office:value-type="float" office:value="4" table:number-columns-spanned="3" table:number-rows-spanned="1">
            <text:p>4</text:p>
          </table:table-cell>
          <table:covered-table-cell table:number-columns-repeated="2" table:style-name="ce3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5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86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5"/>
          <table:table-cell table:number-columns-repeated="27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S$66:.$AU$66];[.AX65])" office:value-type="float" office:value="0">
            <text:p>0</text:p>
          </table:table-cell>
          <table:table-cell table:formula="of:=COUNTIF([.$AS$66:.$AU$66];[.AY65])" office:value-type="float" office:value="2">
            <text:p>2</text:p>
          </table:table-cell>
          <table:table-cell table:formula="of:=COUNTIF([.$AS$66:.$AU$66];[.AZ65])" office:value-type="float" office:value="1">
            <text:p>1</text:p>
          </table:table-cell>
          <table:table-cell table:formula="of:=COUNTIF([.$AS$66:.$AU$66];[.BA65])" office:value-type="float" office:value="0">
            <text:p>0</text:p>
          </table:table-cell>
          <table:table-cell table:formula="of:=COUNTIF([.$AS$66:.$AU$66];[.BB65])" office:value-type="float" office:value="0">
            <text:p>0</text:p>
          </table:table-cell>
          <table:table-cell table:number-columns-repeated="45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style-name="Default"/>
          <table:table-cell table:number-columns-repeated="886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5"/>
          <table:table-cell table:number-columns-repeated="27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50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87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5"/>
          <table:table-cell table:number-columns-repeated="27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50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87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5"/>
          <table:table-cell table:number-columns-repeated="83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87"/>
        </table:table-row>
        <table:table-row table:style-name="ro2">
          <table:table-cell/>
          <table:table-cell table:style-name="ce4" table:formula="of:=IF([.M71]&lt;&gt;1;[.M71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5"/>
          <table:table-cell table:number-columns-repeated="83"/>
          <table:table-cell table:style-name="ce47"/>
          <table:table-cell table:style-name="ce48" table:number-columns-repeated="4"/>
          <table:table-cell table:number-columns-repeated="920"/>
        </table:table-row>
        <table:table-row table:style-name="ro2">
          <table:table-cell/>
          <table:table-cell table:style-name="ce4" table:formula="of:=IF([.M72]&lt;&gt;1;[.M72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36">
            <text:p>136</text:p>
          </table:table-cell>
          <table:table-cell table:number-columns-repeated="2"/>
          <table:table-cell table:style-name="ce35"/>
          <table:table-cell table:number-columns-repeated="83"/>
          <table:table-cell table:style-name="ce47"/>
          <table:table-cell table:style-name="ce48" table:number-columns-repeated="4"/>
          <table:table-cell table:number-columns-repeated="920"/>
        </table:table-row>
        <table:table-row table:style-name="ro2">
          <table:table-cell/>
          <table:table-cell table:style-name="ce4" table:formula="of:=IF([.M73]&lt;&gt;1;[.M73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40">
            <text:p>14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60">
            <text:p>16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4">
            <text:p>4</text:p>
          </table:table-cell>
          <table:table-cell table:formula="of:=IF(ISERROR([.L74]);[.C73];LEFT([.C73];[.L74]-1))" office:value-type="string" office:string-value="162">
            <text:p>162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4">
            <text:p>4</text:p>
          </table:table-cell>
          <table:table-cell table:formula="of:=IF(ISERROR([.L75]);[.C74];LEFT([.C74];[.L75]-1))" office:value-type="string" office:string-value="166">
            <text:p>16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5];1)" office:value-type="float" office:value="4">
            <text:p>4</text:p>
          </table:table-cell>
          <table:table-cell table:formula="of:=IF(ISERROR([.L76]);[.C75];LEFT([.C75];[.L76]-1))" office:value-type="string" office:string-value="166">
            <text:p>16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6];1)" office:value-type="float" office:value="4">
            <text:p>4</text:p>
          </table:table-cell>
          <table:table-cell table:formula="of:=IF(ISERROR([.L77]);[.C76];LEFT([.C76];[.L77]-1))" office:value-type="string" office:string-value="170">
            <text:p>17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41">
            <text:p>41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49">
            <text:p>4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80:.J80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55">
            <text:p>55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57">
            <text:p>57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59">
            <text:p>5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60">
            <text:p>6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4:.J8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60">
            <text:p>6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5:.J85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81">
            <text:p>81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88">
            <text:p>88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89">
            <text:p>8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8:.J88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88]);[.C87];LEFT([.C87];[.L88]-1))" office:value-type="string" office:string-value="95">
            <text:p>95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8];1)" office:value-type="float" office:value="3">
            <text:p>3</text:p>
          </table:table-cell>
          <table:table-cell table:formula="of:=IF(ISERROR([.L89]);[.C88];LEFT([.C88];[.L89]-1))" office:value-type="string" office:string-value="96">
            <text:p>9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3">
            <text:p>3</text:p>
          </table:table-cell>
          <table:table-cell table:formula="of:=IF(ISERROR([.L90]);[.C89];LEFT([.C89];[.L90]-1))" office:value-type="string" office:string-value="96">
            <text:p>9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3">
            <text:p>3</text:p>
          </table:table-cell>
          <table:table-cell table:formula="of:=IF(ISERROR([.L92]);[.C91];LEFT([.C91];[.L92]-1))" office:value-type="string" office:string-value="99">
            <text:p>9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1-01-07T00:10:09.45">
            <text:p>2021/1/7 0:10</text:p>
          </table:table-cell>
          <table:table-cell table:style-name="ce11" table:formula="of:=NOW()" office:value-type="date" office:date-value="2021-01-07T00:10:09.45">
            <text:p>2021/1/7 0:10</text:p>
          </table:table-cell>
          <table:table-cell table:style-name="ce11" table:formula="of:=NOW()" office:value-type="date" office:date-value="2021-01-07T00:10:09.45">
            <text:p>2021/1/7 0:10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41">
            <text:p>41</text:p>
          </table:table-cell>
          <table:table-cell table:style-name="ce11" table:number-columns-repeated="2"/>
          <table:table-cell table:style-name="ce36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6];1)" office:value-type="float" office:value="4">
            <text:p>4</text:p>
          </table:table-cell>
          <table:table-cell table:formula="of:=IF(ISERROR([.L107]);[.C106];LEFT([.C106];[.L107]-1))" office:value-type="string" office:string-value="131">
            <text:p>131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7];1)" office:value-type="float" office:value="4">
            <text:p>4</text:p>
          </table:table-cell>
          <table:table-cell table:formula="of:=IF(ISERROR([.L108]);[.C107];LEFT([.C107];[.L108]-1))" office:value-type="string" office:string-value="131">
            <text:p>131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08];1)" office:value-type="float" office:value="4">
            <text:p>4</text:p>
          </table:table-cell>
          <table:table-cell table:formula="of:=IF(ISERROR([.L109]);[.C108];LEFT([.C108];[.L109]-1))" office:value-type="string" office:string-value="136">
            <text:p>13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3" table:formula="of:=IF([.M111]&lt;&gt;1;[.M111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6">
            <text:p>13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10];1)" office:value-type="float" office:value="3">
            <text:p>3</text:p>
          </table:table-cell>
          <table:table-cell table:style-name="ce8" table:formula="of:=IF(ISERROR([.L111]);[.C110];LEFT([.C110];[.L111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7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1];1)" office:value-type="float" office:value="3">
            <text:p>3</text:p>
          </table:table-cell>
          <table:table-cell table:formula="of:=IF(ISERROR([.L112]);[.C111];LEFT([.C111];[.L112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3">
            <text:p>3</text:p>
          </table:table-cell>
          <table:table-cell table:formula="of:=IF(ISERROR([.L113]);[.C112];LEFT([.C112];[.L113]-1))" office:value-type="string" office:string-value="83">
            <text:p>83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1-01-07T00:10:09.45">
            <text:p>2021/1/7 0:10</text:p>
          </table:table-cell>
          <table:table-cell table:formula="of:=NOW()" office:value-type="date" office:date-value="2021-01-07T00:10:09.45">
            <text:p>2021/1/7 0:10</text:p>
          </table:table-cell>
          <table:table-cell table:formula="of:=NOW()" office:value-type="date" office:date-value="2021-01-07T00:10:09.45">
            <text:p>2021/1/7 0:10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6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1-01-07T00:10:09.45">
            <text:p>2021/1/7 0:10</text:p>
          </table:table-cell>
          <table:table-cell table:formula="of:=NOW()" office:value-type="date" office:date-value="2021-01-07T00:10:09.45">
            <text:p>2021/1/7 0:10</text:p>
          </table:table-cell>
          <table:table-cell table:formula="of:=NOW()" office:value-type="date" office:date-value="2021-01-07T00:10:09.45">
            <text:p>2021/1/7 0:10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1-01-07T00:10:09.45">
            <text:p>2021/1/7 0:10</text:p>
          </table:table-cell>
          <table:table-cell table:formula="of:=NOW()" office:value-type="date" office:date-value="2021-01-07T00:10:09.45">
            <text:p>2021/1/7 0:10</text:p>
          </table:table-cell>
          <table:table-cell table:formula="of:=NOW()" office:value-type="date" office:date-value="2021-01-07T00:10:09.45">
            <text:p>2021/1/7 0:10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1-01-07T00:10:09.45">
            <text:p>2021/1/7 0:10</text:p>
          </table:table-cell>
          <table:table-cell table:formula="of:=NOW()" office:value-type="date" office:date-value="2021-01-07T00:10:09.45">
            <text:p>2021/1/7 0:10</text:p>
          </table:table-cell>
          <table:table-cell table:formula="of:=NOW()" office:value-type="date" office:date-value="2021-01-07T00:10:09.45">
            <text:p>2021/1/7 0:1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1-01-07T00:10:09.46">
            <text:p>2021/1/7 0:10</text:p>
          </table:table-cell>
          <table:table-cell table:formula="of:=NOW()" office:value-type="date" office:date-value="2021-01-07T00:10:09.46">
            <text:p>2021/1/7 0:10</text:p>
          </table:table-cell>
          <table:table-cell table:formula="of:=NOW()" office:value-type="date" office:date-value="2021-01-07T00:10:09.46">
            <text:p>2021/1/7 0:1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1-01-07T00:10:09.46">
            <text:p>2021/1/7 0:10</text:p>
          </table:table-cell>
          <table:table-cell table:formula="of:=NOW()" office:value-type="date" office:date-value="2021-01-07T00:10:09.46">
            <text:p>2021/1/7 0:10</text:p>
          </table:table-cell>
          <table:table-cell table:formula="of:=NOW()" office:value-type="date" office:date-value="2021-01-07T00:10:09.46">
            <text:p>2021/1/7 0:10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1-01-07T00:10:09.46">
            <text:p>2021/1/7 0:10</text:p>
          </table:table-cell>
          <table:table-cell table:formula="of:=NOW()" office:value-type="date" office:date-value="2021-01-07T00:10:09.46">
            <text:p>2021/1/7 0:10</text:p>
          </table:table-cell>
          <table:table-cell table:formula="of:=NOW()" office:value-type="date" office:date-value="2021-01-07T00:10:09.46">
            <text:p>2021/1/7 0:10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6" table:number-columns-repeated="3" table:default-cell-style-name="ce1"/>
        <table:table-column table:style-name="co17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91cm" draw:caption-point-x="-5.503cm" draw:caption-point-y="3.54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table:formula="of:=NOW()" office:value-type="date" office:date-value="2021-01-07T00:10:09.59">
            <text:p>2021/1/7 0:1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8cm" draw:caption-point-x="-12.392cm" draw:caption-point-y="0.32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1-01-07T00:10:09.6">
            <text:p>2021/1/7 0:10</text:p>
          </table:table-cell>
          <table:table-cell table:formula="of:=NOW()" office:value-type="date" office:date-value="2021-01-07T00:10:09.6">
            <text:p>2021/1/7 0:10</text:p>
          </table:table-cell>
          <table:table-cell table:formula="of:=NOW()" office:value-type="date" office:date-value="2021-01-07T00:10:09.6">
            <text:p>2021/1/7 0:10</text:p>
          </table:table-cell>
          <table:table-cell table:formula="of:=NOW()" office:value-type="date" office:date-value="2021-01-07T00:10:09.6">
            <text:p>2021/1/7 0:10</text:p>
          </table:table-cell>
          <table:table-cell table:formula="of:=NOW()" office:value-type="date" office:date-value="2021-01-07T00:10:09.6">
            <text:p>2021/1/7 0:10</text:p>
          </table:table-cell>
          <table:table-cell table:formula="of:=NOW()" office:value-type="date" office:date-value="2021-01-07T00:10:09.6">
            <text:p>2021/1/7 0:1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2" table:default-cell-style-name="ce1"/>
        <table:table-column table:style-name="co23" table:number-columns-repeated="13" table:default-cell-style-name="ce1"/>
        <table:table-column table:style-name="co17" table:number-columns-repeated="2" table:default-cell-style-name="ce1"/>
        <table:table-column table:style-name="co24" table:default-cell-style-name="ce1"/>
        <table:table-column table:style-name="co19" table:default-cell-style-name="ce1"/>
        <table:table-column table:style-name="co21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08cm" draw:caption-point-x="-4.122cm" draw:caption-point-y="5.59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table:formula="of:=NOW()" office:value-type="date" office:date-value="2021-01-07T00:10:09.7">
            <text:p>2021/1/7 0:1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51cm" draw:caption-point-x="-5.503cm" draw:caption-point-y="3.54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64:'3'.P9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2021/01/07</text:date>, <text:time>00:10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1-01-07T00:10:09.15</dc:date>
    <dc:creator>iwabuchi ken</dc:creator>
    <meta:editing-duration>P2DT21H51M48S</meta:editing-duration>
    <meta:editing-cycles>392</meta:editing-cycles>
    <meta:generator>OpenOffice/4.1.3$Win32 OpenOffice.org_project/413m1$Build-9783</meta:generator>
    <meta:document-statistic meta:table-count="4" meta:cell-count="4451" meta:object-count="0"/>
  </office:meta>
</office:document-meta>
</file>